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 style:list-style-name="WW8Num6">
      <style:paragraph-properties fo:text-align="start" style:justify-single-word="false" fo:orphans="2" fo:widows="2"/>
    </style:style>
    <style:style style:name="P3" style:family="paragraph" style:parent-style-name="Standard" style:list-style-name="WW8Num9">
      <style:paragraph-properties fo:text-align="start" style:justify-single-word="false" fo:orphans="2" fo:widows="2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 fo:orphans="2" fo:widows="2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8" style:family="paragraph" style:parent-style-name="Standard" style:list-style-name="WW8Num5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9" style:family="paragraph" style:parent-style-name="Standard" style:list-style-name="WW8Num7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10" style:family="paragraph" style:parent-style-name="Standard" style:list-style-name="WW8Num9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bold" fo:background-color="#ffff00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bold" fo:background-color="#ffff00" style:font-size-asian="12pt" style:font-style-asian="normal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ru" fo:country="RU" fo:font-style="normal" fo:font-weight="bold" style:font-size-asian="12pt" style:font-style-asian="normal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style-asian="normal" style:font-weight-asian="normal" style:font-name-complex="Arial" style:font-size-complex="12pt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/>
    </style:style>
    <style:style style:name="P19" style:family="paragraph" style:parent-style-name="Standard" style:list-style-name="WW8Num6">
      <style:paragraph-properties fo:text-align="start" style:justify-single-word="false" fo:orphans="2" fo:widows="2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/>
    </style:style>
    <style:style style:name="P20" style:family="paragraph" style:parent-style-name="Standard" style:list-style-name="WW8Num6">
      <style:paragraph-properties fo:text-align="start" style:justify-single-word="false" fo:orphans="2" fo:widows="2"/>
      <style:text-properties fo:font-variant="normal" fo:text-transform="none" fo:color="#000000" style:text-line-through-style="none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name-complex="Arial"/>
    </style:style>
    <style:style style:name="P2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text-line-through-style="none" style:font-name="Arial" fo:font-size="12pt" fo:font-style="normal" style:text-underline-style="none" fo:font-weight="normal" style:font-size-asian="12pt" style:font-style-asian="normal" style:font-weight-asian="normal" style:font-name-complex="Arial"/>
    </style:style>
    <style:style style:name="P22" style:family="paragraph" style:parent-style-name="Standard" style:list-style-name="WW8Num9">
      <style:paragraph-properties fo:text-align="start" style:justify-single-word="false" fo:orphans="2" fo:widows="2"/>
      <style:text-properties fo:font-variant="normal" fo:text-transform="none" fo:color="#000000" style:text-line-through-style="none" style:font-name="Arial" fo:font-size="12pt" fo:font-style="normal" style:text-underline-style="none" fo:font-weight="normal" style:font-size-asian="12pt" style:font-style-asian="normal" style:font-weight-asian="normal" style:font-name-complex="Arial"/>
    </style:style>
    <style:style style:name="P23" style:family="paragraph" style:parent-style-name="Standard" style:list-style-name="WW8Num2">
      <style:paragraph-properties fo:margin-left="2.54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24" style:family="paragraph" style:parent-style-name="Standard" style:list-style-name="WW8Num3">
      <style:paragraph-properties fo:margin-left="2.514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25" style:family="paragraph" style:parent-style-name="Standard" style:list-style-name="WW8Num3">
      <style:paragraph-properties fo:margin-left="2.514cm" fo:margin-right="0cm" fo:text-align="start" style:justify-single-word="false" fo:orphans="2" fo:widows="2" fo:text-indent="0cm" style:auto-text-indent="false"/>
    </style:style>
    <style:style style:name="P26" style:family="paragraph" style:parent-style-name="Standard" style:list-style-name="WW8Num4">
      <style:paragraph-properties fo:margin-left="2.514cm" fo:margin-right="0cm" fo:text-align="start" style:justify-single-word="false" fo:orphans="2" fo:widows="2" fo:text-indent="0cm" style:auto-text-indent="false"/>
    </style:style>
    <style:style style:name="P27" style:family="paragraph" style:parent-style-name="Standard" style:list-style-name="WW8Num5">
      <style:paragraph-properties fo:margin-left="0.026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28" style:family="paragraph" style:parent-style-name="Standard">
      <style:paragraph-properties fo:margin-left="0.026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 style:font-weight-complex="normal"/>
    </style:style>
    <style:style style:name="P29" style:family="paragraph" style:parent-style-name="Standard" style:list-style-name="WW8Num8">
      <style:paragraph-properties fo:margin-left="0.026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 style:font-weight-complex="normal"/>
    </style:style>
    <style:style style:name="P30" style:family="paragraph" style:parent-style-name="Standard" style:list-style-name="WW8Num7">
      <style:paragraph-properties fo:margin-left="0.053cm" fo:margin-right="0cm" fo:text-align="start" style:justify-single-word="false" fo:orphans="2" fo:widows="2" fo:text-indent="-0.026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31" style:family="paragraph" style:parent-style-name="Standard" style:list-style-name="WW8Num7">
      <style:paragraph-properties fo:margin-left="0.053cm" fo:margin-right="0cm" fo:text-align="start" style:justify-single-word="false" fo:orphans="2" fo:widows="2" fo:text-indent="-0.026cm" style:auto-text-indent="false"/>
    </style:style>
    <style:style style:name="P32" style:family="paragraph" style:parent-style-name="Standard">
      <style:paragraph-properties fo:margin-left="2.752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P33" style:family="paragraph" style:parent-style-name="Standard">
      <style:paragraph-properties fo:margin-left="2.699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34" style:family="paragraph" style:parent-style-name="Standard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35" style:family="paragraph" style:parent-style-name="Standard" style:list-style-name="WW8Num13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36" style:family="paragraph" style:parent-style-name="Standard" style:list-style-name="WW8Num12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37" style:family="paragraph" style:parent-style-name="Standard" style:list-style-name="WW8Num14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38" style:family="paragraph" style:parent-style-name="Standard">
      <style:paragraph-properties fo:margin-left="2.963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2.963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40" style:family="paragraph" style:parent-style-name="Standard" style:list-style-name="WW8Num9">
      <style:paragraph-properties fo:margin-left="3.12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884cm"/>
        </style:tab-stops>
      </style:paragraph-properties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 fo:hyphenate="false" fo:hyphenation-remain-char-count="2" fo:hyphenation-push-char-count="2"/>
    </style:style>
    <style:style style:name="P41" style:family="paragraph" style:parent-style-name="Standard" style:list-style-name="WW8Num9">
      <style:paragraph-properties fo:margin-left="3.12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884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 fo:hyphenate="false" fo:hyphenation-remain-char-count="2" fo:hyphenation-push-char-count="2"/>
    </style:style>
    <style:style style:name="P42" style:family="paragraph" style:parent-style-name="Standard" style:list-style-name="WW8Num9">
      <style:paragraph-properties fo:margin-left="3.12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884cm"/>
        </style:tab-stops>
      </style:paragraph-properties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2.91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44" style:family="paragraph" style:parent-style-name="Standard" style:master-page-name="Standard">
      <style:paragraph-properties fo:text-align="start" style:justify-single-word="false" fo:orphans="2" fo:widows="2" style:page-number="auto"/>
    </style:style>
    <style:style style:name="P45" style:family="paragraph" style:parent-style-name="Text_20_body" style:list-style-name="WW8Num10">
      <style:paragraph-properties fo:margin-left="2.699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46" style:family="paragraph" style:parent-style-name="Text_20_body" style:list-style-name="WW8Num10">
      <style:paragraph-properties fo:margin-left="2.699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P47" style:family="paragraph" style:parent-style-name="Text_20_body">
      <style:paragraph-properties fo:margin-top="0cm" fo:margin-bottom="0cm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P48" style:family="paragraph" style:parent-style-name="Text_20_body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/>
    </style:style>
    <style:style style:name="P49" style:family="paragraph" style:parent-style-name="Text_20_body" style:list-style-name="WW8Num11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50" style:family="paragraph" style:parent-style-name="Text_20_body" style:list-style-name="WW8Num15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51" style:family="paragraph" style:parent-style-name="Text_20_body" style:list-style-name="WW8Num15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P52" style:family="paragraph" style:parent-style-name="Text_20_body" style:list-style-name="WW8Num11">
      <style:paragraph-properties fo:margin-left="2.725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T1" style:family="text"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tyle-asian="normal" style:font-weight-asian="normal" style:font-name-complex="Arial" style:font-size-complex="12pt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language="ru" fo:country="RU" fo:font-style="normal" fo:font-weight="normal" fo:background-color="#ffff00" style:font-size-asian="12pt" style:font-style-asian="normal" style:font-weight-asian="normal" style:font-name-complex="Arial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ru" fo:country="RU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ru" fo:country="RU" fo:font-style="normal" fo:font-weight="bold" style:font-size-asian="12pt" style:font-style-asian="normal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ru" fo:country="RU" fo:font-style="normal" fo:font-weight="bold" fo:background-color="#ffff00" style:font-size-asian="12pt" style:font-style-asian="normal" style:font-weight-asian="bold" style:font-name-complex="Arial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style-asian="normal" style:font-weight-asian="normal" style:font-name-complex="Ari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/>
    </style:style>
    <style:style style:name="T10" style:family="text">
      <style:text-properties fo:font-variant="normal" fo:text-transform="none" fo:color="#000000" style:text-line-through-style="none" style:font-name="Arial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T11" style:family="text">
      <style:text-properties fo:font-variant="normal" fo:text-transform="none" fo:color="#000000" style:text-line-through-style="none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name-complex="Arial"/>
    </style:style>
    <style:style style:name="T12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/>
    </style:style>
    <style:style style:name="T13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font-size-asian="12pt" style:font-style-asian="normal" style:font-weight-asian="normal" style:font-name-complex="Arial"/>
    </style:style>
    <style:style style:name="T14" style:family="text">
      <style:text-properties fo:font-variant="normal" fo:text-transform="none" fo:color="#000000" style:text-line-through-style="none" style:font-name="Arial" fo:font-size="12pt" fo:language="ru" fo:country="RU" fo:font-style="normal" style:text-underline-style="none" fo:font-weight="normal" style:font-size-asian="12pt" style:font-style-asian="normal" style:font-weight-asian="normal" style:font-name-complex="Arial"/>
    </style:style>
    <style:style style:name="T15" style:family="text">
      <style:text-properties style:font-name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a xlink:type="simple" xlink:href="https://docs.google.com/document/d/1wEPABKq072R0G_YYq_uODLpmOxPT5d0xccSb01DjX8E/edit?pli=1" text:style-name="Internet_20_link" text:visited-style-name="Visited_20_Internet_20_Link"><text:span text:style-name="Internet_20_link"><text:span text:style-name="T1">https://docs.google.com/document/d/1wEPABKq072R0G_YYq_uODLpmOxPT5d0xccSb01DjX8E/edit?pli=1</text:span></text:span></text:a></text:p>
      <text:p text:style-name="P4"/>
      <text:p text:style-name="P5"/>
      <text:p text:style-name="P6"><text:span text:style-name="T1">архитектура</text:span><text:span text:style-name="T7"> чеклистов </text:span><text:span text:style-name="T1">на сайте </text:span><text:span text:style-name="T8">ufo</text:span></text:p>
      <text:p text:style-name="P7"/>
      <text:p text:style-name="P12">DashBoard:</text:p>
      <text:p text:style-name="P14"/>
      <text:p text:style-name="P1"><text:span text:style-name="T8">widget </text:span><text:span text:style-name="T1"><text:s/></text:span><text:span text:style-name="T8">Daily sale</text:span></text:p>
      <text:p text:style-name="P16">widget <text:s/>Monthly sale</text:p>
      <text:p text:style-name="P16">widget <text:s/>Yearly Sale</text:p>
      <text:p text:style-name="P16"/>
      <text:p text:style-name="P16">Number <text:s/>of users on map</text:p>
      <text:p text:style-name="P16"/>
      <text:p text:style-name="P16">Earnings</text:p>
      <text:p text:style-name="P16"/>
      <text:p text:style-name="P16">TOTAL IDEAS </text:p>
      <text:p text:style-name="P16">TOTAL LOCATIONS </text:p>
      <text:p text:style-name="P16"/>
      <text:p text:style-name="P16">Users from FB</text:p>
      <text:p text:style-name="P16">Users from Twitter</text:p>
      <text:p text:style-name="P16">Users from Google</text:p>
      <text:p text:style-name="P16"/>
      <text:p text:style-name="P16">Rating:</text:p>
      <text:list xml:id="list2517889213366232409" text:style-name="WW8Num2">
        <text:list-item>
          <text:p text:style-name="P23">оценка от пользователей</text:p>
        </text:list-item>
        <text:list-item>
          <text:p text:style-name="P23">корректность среднего бала оценки пользователей</text:p>
        </text:list-item>
        <text:list-item>
          <text:p text:style-name="P23">индикатор изменения среднего балла</text:p>
        </text:list-item>
      </text:list>
      <text:p text:style-name="P16"/>
      <text:p text:style-name="P16">Recent Users: </text:p>
      <text:list xml:id="list3836942515319701858" text:style-name="WW8Num3">
        <text:list-item>
          <text:list>
            <text:list-item>
              <text:list>
                <text:list-item>
                  <text:list>
                    <text:list-item>
                      <text:p text:style-name="P24">читабельность комментариев пользователей</text:p>
                    </text:list-item>
                    <text:list-item>
                      <text:p text:style-name="P25"><text:span text:style-name="T8">х</text:span><text:span text:style-name="T1">ронология комментариев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041327818627833521" text:style-name="WW8Num4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1">функциональность </text:span><text:span text:style-name="T8">reject</text:span></text:p>
                    </text:list-item>
                    <text:list-item>
                      <text:p text:style-name="P26"><text:span text:style-name="T1">функциональность </text:span><text:span text:style-name="T8">aprov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7"/>
      <text:p text:style-name="P1"><text:span text:style-name="T6">Products</text:span><text:span text:style-name="T3">: </text:span></text:p>
      <text:p text:style-name="P7"/>
      <text:p text:style-name="P16">Product</text:p>
      <text:p text:style-name="P16"/>
      <text:p text:style-name="P16">Add product</text:p>
      <text:p text:style-name="P16"/>
      <text:p text:style-name="P16">Title &amp; Description </text:p>
      <text:p text:style-name="P16"/>
      <text:p text:style-name="P1"><text:span text:style-name="T8">Price</text:span><text:span text:style-name="T1">:</text:span></text:p>
      <text:list xml:id="list5297720574592020613" text:style-name="WW8Num5">
        <text:list-item>
          <text:p text:style-name="P27">корректность <text:s/>ввода информации</text:p>
        </text:list-item>
      </text:list>
      <text:p text:style-name="P16"/>
      <text:p text:style-name="P1"><text:span text:style-name="T8">Advanced options</text:span><text:span text:style-name="T1">:</text:span></text:p>
      <text:list xml:id="list33354835" text:continue-numbering="true" text:style-name="WW8Num5">
        <text:list-item>
          <text:p text:style-name="P8">корректность <text:s/>ввода информации в поля</text:p>
        </text:list-item>
        <text:list-item>
          <text:p text:style-name="P8">читабельность лэйблов полей ввода</text:p>
        </text:list-item>
        <text:list-item>
          <text:p text:style-name="P8">корректность ответов чекбоксов</text:p>
        </text:list-item>
      </text:list>
      <text:p text:style-name="P7"/>
      <text:p text:style-name="P1"><text:soft-page-break/><text:span text:style-name="T1">Кнопка</text:span><text:span text:style-name="T8"> Publish product:</text:span></text:p>
      <text:list xml:id="list33346610" text:continue-numbering="true" text:style-name="WW8Num5">
        <text:list-item>
          <text:p text:style-name="P8">функциональность кнопки</text:p>
        </text:list-item>
        <text:list-item>
          <text:p text:style-name="P8">вид кнопки</text:p>
        </text:list-item>
      </text:list>
      <text:p text:style-name="P7"/>
      <text:p text:style-name="P18">ФУНКЦИОНАЛЬНОСТЬ экспорта <text:s/>таблицы:</text:p>
      <text:list xml:id="list1771122465815759211" text:style-name="WW8Num6">
        <text:list-item>
          <text:p text:style-name="P19">в PDF</text:p>
        </text:list-item>
        <text:list-item>
          <text:p text:style-name="P19">CSV</text:p>
        </text:list-item>
        <text:list-item>
          <text:p text:style-name="P20">Exel</text:p>
        </text:list-item>
        <text:list-item>
          <text:p text:style-name="P2"><text:span text:style-name="T9">копировать таблицу</text:span><text:span text:style-name="T1"> </text:span></text:p>
        </text:list-item>
      </text:list>
      <text:p text:style-name="P7"/>
      <text:p text:style-name="P1"><text:span text:style-name="T6">Calendar</text:span><text:span text:style-name="T3">:</text:span></text:p>
      <text:p text:style-name="P7"/>
      <text:p text:style-name="P16">Events</text:p>
      <text:list xml:id="list1466344500168480826" text:style-name="WW8Num7">
        <text:list-item>
          <text:p text:style-name="P30">функциональность добавить событие </text:p>
        </text:list-item>
        <text:list-item>
          <text:p text:style-name="P31"><text:span text:style-name="T1">функциональность </text:span><text:span text:style-name="T8">remove event</text:span></text:p>
        </text:list-item>
      </text:list>
      <text:p text:style-name="P16"/>
      <text:p text:style-name="P16">Month</text:p>
      <text:list xml:id="list33358579" text:continue-numbering="true" text:style-name="WW8Num7">
        <text:list-item>
          <text:p text:style-name="P9">кнопки предыдущий месяц и следующий месяц</text:p>
        </text:list-item>
        <text:list-item>
          <text:p text:style-name="P9">кнопка сегодня</text:p>
        </text:list-item>
        <text:list-item>
          <text:p text:style-name="P9">кнопка месяц</text:p>
        </text:list-item>
        <text:list-item>
          <text:p text:style-name="P9">кнопка неделя</text:p>
        </text:list-item>
        <text:list-item>
          <text:p text:style-name="P9">кнопка день</text:p>
        </text:list-item>
        <text:list-item>
          <text:p text:style-name="P9">функция поставить в календарь событие: </text:p>
        </text:list-item>
      </text:list>
      <text:p text:style-name="P32">1.создать событие </text:p>
      <text:p text:style-name="P32">2.удалить </text:p>
      <text:p text:style-name="P32">3.переименовать </text:p>
      <text:p text:style-name="P32">4.добавить имя событию. </text:p>
      <text:p text:style-name="P32">5.переставить событие на другую дату <text:s/></text:p>
      <text:p text:style-name="P32">6.изменить длину события так, чтобы оно занимало больше дней. </text:p>
      <text:p text:style-name="P32">7.сократить длину события так, чтобы оно занимало меньше дней.</text:p>
      <text:p text:style-name="P7"/>
      <text:p text:style-name="P7"/>
      <text:p text:style-name="P13">Users:</text:p>
      <text:p text:style-name="P15"/>
      <text:p text:style-name="P28">Предупреждение:</text:p>
      <text:list xml:id="list4906333554191521872" text:style-name="WW8Num8">
        <text:list-item>
          <text:p text:style-name="P29">краткость изложения</text:p>
        </text:list-item>
        <text:list-item>
          <text:p text:style-name="P29">функционал этого окна</text:p>
        </text:list-item>
        <text:list-item>
          <text:p text:style-name="P29">четкость изложения предупреждения</text:p>
        </text:list-item>
      </text:list>
      <text:p text:style-name="P11"/>
      <text:p text:style-name="P7">Добавление пользователей:</text:p>
      <text:list xml:id="list4637606565910982150" text:style-name="WW8Num9">
        <text:list-item>
          <text:p text:style-name="P3"><text:span text:style-name="T9">Аватар</text:span><text:span text:style-name="T10">:</text:span></text:p>
        </text:list-item>
      </text:list>
      <text:p text:style-name="P33">1. корректность отображения фото </text:p>
      <text:list xml:id="list438057174462068801" text:style-name="WW8Num10">
        <text:list-item>
          <text:p text:style-name="P45">Длинное имя файла (&gt; 255 знаков)</text:p>
        </text:list-item>
        <text:list-item>
          <text:p text:style-name="P46">Специальные символы в имени (пробел, * ? / \ | &lt; &gt; , . ( ) [ ] { } ; : ' " ! @ # $ % ^ &amp;)</text:p>
        </text:list-item>
        <text:list-item>
          <text:p text:style-name="P46">Не существующий</text:p>
        </text:list-item>
        <text:list-item>
          <text:p text:style-name="P46">Уже существующий</text:p>
        </text:list-item>
      </text:list>
      <text:p text:style-name="P47"/>
      <text:p text:style-name="P48"/>
      <text:list xml:id="list33342722" text:continue-list="list4637606565910982150" text:style-name="WW8Num9">
        <text:list-item>
          <text:p text:style-name="P22"><text:soft-page-break/>Имя:</text:p>
        </text:list-item>
      </text:list>
      <text:p text:style-name="P34">1. возможность ввести символы алфавита заглавные</text:p>
      <text:p text:style-name="P34">возможность ввести символы алфавита строчные</text:p>
      <text:list xml:id="list5475647678263458622" text:style-name="WW8Num13">
        <text:list-item>
          <text:p text:style-name="P35">возможность ввести специальные знаки</text:p>
        </text:list-item>
      </text:list>
      <text:list xml:id="list6835393120359685474" text:style-name="WW8Num12">
        <text:list-item>
          <text:p text:style-name="P36">---ввести цифры</text:p>
        </text:list-item>
      </text:list>
      <text:list xml:id="list8916830827801365664" text:style-name="WW8Num11">
        <text:list-item>
          <text:p text:style-name="P49">варианты алфавитов</text:p>
        </text:list-item>
        <text:list-item>
          <text:p text:style-name="P52">Enter обрабатывается, как перенос строки</text:p>
        </text:list-item>
      </text:list>
      <text:p text:style-name="P18"/>
      <text:list xml:id="list33335189" text:continue-list="list33342722" text:style-name="WW8Num9">
        <text:list-item>
          <text:p text:style-name="P22">Фамилия</text:p>
        </text:list-item>
      </text:list>
      <text:p text:style-name="P34">1. возможность ввести символы алфавита заглавные</text:p>
      <text:p text:style-name="P34">возможность ввести символы алфавита строчные</text:p>
      <text:list xml:id="list33360534" text:continue-list="list5475647678263458622" text:style-name="WW8Num13">
        <text:list-item>
          <text:p text:style-name="P35">возможность ввести специальные знаки</text:p>
        </text:list-item>
      </text:list>
      <text:list xml:id="list7224266335792181749" text:style-name="WW8Num14">
        <text:list-item>
          <text:p text:style-name="P37">---ввести цифры</text:p>
        </text:list-item>
      </text:list>
      <text:list xml:id="list3489581311355168716" text:style-name="WW8Num15">
        <text:list-item>
          <text:p text:style-name="P50">варианты алфавитов</text:p>
        </text:list-item>
        <text:list-item>
          <text:p text:style-name="P51">Enter обрабатывается, как перенос строки</text:p>
        </text:list-item>
      </text:list>
      <text:p text:style-name="P21"/>
      <text:list xml:id="list33354389" text:continue-list="list33335189" text:style-name="WW8Num9">
        <text:list-item>
          <text:p text:style-name="P22">Пароль</text:p>
        </text:list-item>
      </text:list>
      <text:p text:style-name="P38">1. отображения звездочек</text:p>
      <text:p text:style-name="P39"><text:span text:style-name="T10">2. р</text:span><text:span text:style-name="T7">усские пароли</text:span></text:p>
      <text:p text:style-name="P39"><text:span text:style-name="T1">3. </text:span><text:span text:style-name="T7">Длина пароля</text:span></text:p>
      <text:p text:style-name="P39"><text:span text:style-name="T1">4. </text:span><text:span text:style-name="T7">Разнообразие символов в пароле</text:span></text:p>
      <text:p text:style-name="P39"><text:span text:style-name="T10">5. </text:span><text:span text:style-name="T12">Совпадение 2-х паролей в форме регистрации</text:span></text:p>
      <text:p text:style-name="P21"/>
      <text:list xml:id="list33338373" text:continue-numbering="true" text:style-name="WW8Num9">
        <text:list-item>
          <text:p text:style-name="P22">Повтор пароля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отображения звездочек</text:p>
                        </text:list-item>
                        <text:list-item>
                          <text:p text:style-name="P42"><text:span text:style-name="T10">р</text:span><text:span text:style-name="T7">усские пароли</text:span></text:p>
                        </text:list-item>
                        <text:list-item>
                          <text:p text:style-name="P41">Длина пароля</text:p>
                        </text:list-item>
                        <text:list-item>
                          <text:p text:style-name="P41">Разнообразие символов в пароле</text:p>
                        </text:list-item>
                        <text:list-item>
                          <text:p text:style-name="P41">Совпадение 2-х паролей в форме регистрации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33340954" text:continue-numbering="true" text:style-name="WW8Num9">
        <text:list-item>
          <text:p text:style-name="P22">Логин:</text:p>
        </text:list-item>
      </text:list>
      <text:p text:style-name="P43"><text:span text:style-name="T13"><text:s/></text:span><text:span text:style-name="T14">1.переключатель между ранее введенными логинами</text:span></text:p>
      <text:p text:style-name="P4"/>
      <text:list xml:id="list33342625" text:continue-numbering="true" text:style-name="WW8Num9">
        <text:list-item>
          <text:p text:style-name="P22">Почта</text:p>
        </text:list-item>
        <text:list-item>
          <text:p text:style-name="P10">Пол</text:p>
        </text:list-item>
        <text:list-item>
          <text:p text:style-name="P10">Доп.информация</text:p>
        </text:list-item>
        <text:list-item>
          <text:p text:style-name="P10">Кнопка «сохранить пользователя»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style:font-name="Times New Roman" fo:font-size="10pt" fo:font-weight="bold" style:font-name-asian="SimSun1" style:font-size-asian="10pt" style:font-weight-asian="bold" style:font-name-complex="Lucida Sans2" style:font-size-complex="10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3z0" style:family="text">
      <style:text-properties fo:font-variant="normal" fo:text-transform="none" style:font-name="Symbol" fo:language="ru" fo:country="RU" style:font-name-complex="OpenSymbol"/>
    </style:style>
    <style:style style:name="WW8Num4z0" style:family="text">
      <style:text-properties fo:font-variant="normal" fo:text-transform="none" style:font-name="Symbol" fo:language="ru" fo:country="RU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fo:font-variant="normal" fo:text-transform="none" style:font-name="Symbol" fo:language="ru" fo:country="RU" style:font-name-complex="OpenSymbol"/>
    </style:style>
    <style:style style:name="WW8Num7z0" style:family="text">
      <style:text-properties fo:font-variant="normal" fo:text-transform="none" style:font-name="Symbol" fo:language="en" fo:country="GB" style:font-name-complex="OpenSymbol"/>
    </style:style>
    <style:style style:name="WW8Num8z0" style:family="text">
      <style:text-properties style:font-name="Symbol" style:font-name-complex="OpenSymbol"/>
    </style:style>
    <style:style style:name="WW8Num9z0" style:family="text">
      <style:text-properties fo:font-variant="normal" fo:text-transform="none" style:text-line-through-style="none" style:font-name="Symbol" fo:language="ru" fo:country="RU" style:font-name-complex="OpenSymbol"/>
    </style:style>
    <style:style style:name="WW8Num10z0" style:family="text">
      <style:text-properties style:font-name="Symbol" fo:language="ru" fo:country="RU" style:font-name-complex="Open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line-through-style="none" fo:language="ru" fo:country="RU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07T19:04:13</meta:creation-date>
    <dc:date>2023-11-07T21:08:24</dc:date>
    <meta:editing-cycles>2</meta:editing-cycles>
    <meta:editing-duration>PT1H48M50S</meta:editing-duration>
    <meta:document-statistic meta:table-count="0" meta:image-count="0" meta:object-count="0" meta:page-count="3" meta:paragraph-count="102" meta:word-count="375" meta:character-count="2468"/>
    <meta:generator>OpenOffice/4.1.14$Win32 OpenOffice.org_project/4114m1$Build-9811</meta:generator>
  </office:meta>
</office:document-meta>
</file>